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llNodeBuilder.buildNode( Configuration config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CallNodeBuilder.linkNod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